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language="fr" fo:country="FR" fo:font-weight="bold" officeooo:rsid="001b7cfe" officeooo:paragraph-rsid="001b7cfe" style:font-size-asian="18pt" style:font-weight-asian="bold" style:font-size-complex="18pt" style:font-weight-complex="bold"/>
    </style:style>
    <style:style style:name="P2" style:family="paragraph" style:parent-style-name="Standard" style:master-page-name="">
      <loext:graphic-properties draw:fill="none"/>
      <style:paragraph-properties fo:margin-left="0cm" fo:margin-right="0cm" fo:text-align="start" style:justify-single-word="false" fo:text-indent="1.3cm" style:auto-text-indent="false" style:page-number="auto" fo:background-color="transparent"/>
      <style:text-properties fo:font-size="13pt" fo:language="fr" fo:country="FR" fo:font-weight="bold" officeooo:rsid="002858c5" officeooo:paragraph-rsid="002858c5" style:font-size-asian="13pt" style:font-weight-asian="bold" style:font-size-complex="13pt" style:font-weight-complex="bold"/>
    </style:style>
    <style:style style:name="P3" style:family="paragraph" style:parent-style-name="Standard">
      <loext:graphic-properties draw:fill="none"/>
      <style:paragraph-properties fo:margin-left="0cm" fo:margin-right="0cm" fo:text-align="start" style:justify-single-word="false" fo:text-indent="1.3cm" style:auto-text-indent="false" fo:background-color="transparent"/>
      <style:text-properties fo:font-size="13pt" fo:language="fr" fo:country="FR" officeooo:rsid="001cc7f5" officeooo:paragraph-rsid="001cc7f5" style:font-size-asian="11.3500003814697pt" style:font-size-complex="13pt"/>
    </style:style>
    <style:style style:name="P4" style:family="paragraph" style:parent-style-name="Standard">
      <loext:graphic-properties draw:fill="none"/>
      <style:paragraph-properties fo:margin-left="0cm" fo:margin-right="0cm" fo:text-align="start" style:justify-single-word="false" fo:text-indent="1.3cm" style:auto-text-indent="false" fo:background-color="transparent"/>
      <style:text-properties fo:font-size="13pt" fo:language="fr" fo:country="FR" officeooo:rsid="001e6953" officeooo:paragraph-rsid="0021b4ff" style:font-size-asian="13pt" style:font-size-complex="13pt"/>
    </style:style>
    <style:style style:name="P5" style:family="paragraph" style:parent-style-name="Standard">
      <loext:graphic-properties draw:fill="none"/>
      <style:paragraph-properties fo:margin-left="0cm" fo:margin-right="0cm" fo:text-align="start" style:justify-single-word="false" fo:text-indent="1.3cm" style:auto-text-indent="false" fo:background-color="transparent"/>
      <style:text-properties fo:font-size="13pt" fo:language="fr" fo:country="FR" officeooo:rsid="0021b4ff" officeooo:paragraph-rsid="0021b4ff" style:font-size-asian="13pt" style:font-size-complex="13pt"/>
    </style:style>
    <style:style style:name="P6" style:family="paragraph" style:parent-style-name="Standard">
      <loext:graphic-properties draw:fill="none"/>
      <style:paragraph-properties fo:margin-left="0cm" fo:margin-right="0cm" fo:text-align="start" style:justify-single-word="false" fo:text-indent="1.3cm" style:auto-text-indent="false" fo:background-color="transparent"/>
      <style:text-properties fo:font-size="13pt" fo:language="fr" fo:country="FR" officeooo:rsid="0023c6fb" officeooo:paragraph-rsid="0023c6fb" style:font-size-asian="13pt" style:font-size-complex="13pt"/>
    </style:style>
    <style:style style:name="P7" style:family="paragraph" style:parent-style-name="Standard">
      <loext:graphic-properties draw:fill="none"/>
      <style:paragraph-properties fo:margin-left="0cm" fo:margin-right="0cm" fo:text-align="start" style:justify-single-word="false" fo:text-indent="1.3cm" style:auto-text-indent="false" fo:background-color="transparent"/>
      <style:text-properties fo:font-size="13pt" fo:language="fr" fo:country="FR" officeooo:rsid="00272811" officeooo:paragraph-rsid="00272811" style:font-size-asian="13pt" style:font-size-complex="13pt"/>
    </style:style>
    <style:style style:name="P8" style:family="paragraph" style:parent-style-name="Standard">
      <loext:graphic-properties draw:fill="none"/>
      <style:paragraph-properties fo:margin-left="0cm" fo:margin-right="0cm" fo:text-align="start" style:justify-single-word="false" fo:text-indent="1.3cm" style:auto-text-indent="false" fo:background-color="transparent"/>
      <style:text-properties fo:font-size="13pt" fo:language="fr" fo:country="FR" officeooo:rsid="00279b01" officeooo:paragraph-rsid="00279b01" style:font-size-asian="13pt" style:font-size-complex="13pt"/>
    </style:style>
    <style:style style:name="P9" style:family="paragraph" style:parent-style-name="Standard">
      <loext:graphic-properties draw:fill="none"/>
      <style:paragraph-properties fo:margin-left="0cm" fo:margin-right="0cm" fo:text-align="start" style:justify-single-word="false" fo:text-indent="1.3cm" style:auto-text-indent="false" fo:background-color="transparent"/>
      <style:text-properties fo:font-size="13pt" fo:language="fr" fo:country="FR" fo:font-weight="bold" officeooo:rsid="001cc7f5" officeooo:paragraph-rsid="001cc7f5" style:font-size-asian="13pt" style:font-weight-asian="bold" style:font-size-complex="13pt" style:font-weight-complex="bold"/>
    </style:style>
    <style:style style:name="P10" style:family="paragraph" style:parent-style-name="Standard">
      <loext:graphic-properties draw:fill="none"/>
      <style:paragraph-properties fo:margin-left="0cm" fo:margin-right="0cm" fo:text-align="start" style:justify-single-word="false" fo:text-indent="1.3cm" style:auto-text-indent="false" fo:background-color="transparent"/>
      <style:text-properties fo:font-size="13pt" fo:language="fr" fo:country="FR" fo:font-weight="bold" officeooo:rsid="001b7cfe" officeooo:paragraph-rsid="001b7cfe" style:font-size-asian="13pt" style:font-weight-asian="bold" style:font-size-complex="13pt" style:font-weight-complex="bold"/>
    </style:style>
    <style:style style:name="P11" style:family="paragraph" style:parent-style-name="Standard">
      <loext:graphic-properties draw:fill="none"/>
      <style:paragraph-properties fo:margin-left="0cm" fo:margin-right="0cm" fo:text-align="start" style:justify-single-word="false" fo:text-indent="1.3cm" style:auto-text-indent="false" fo:background-color="transparent"/>
      <style:text-properties fo:font-size="13pt" fo:language="fr" fo:country="FR" fo:font-weight="bold" officeooo:rsid="002858c5" officeooo:paragraph-rsid="002858c5" style:font-size-asian="13pt" style:font-weight-asian="bold" style:font-size-complex="13pt" style:font-weight-complex="bold"/>
    </style:style>
    <style:style style:name="P12" style:family="paragraph" style:parent-style-name="Standard">
      <loext:graphic-properties draw:fill="none"/>
      <style:paragraph-properties fo:margin-left="0cm" fo:margin-right="0cm" fo:text-align="start" style:justify-single-word="false" fo:text-indent="1.3cm" style:auto-text-indent="false" fo:background-color="transparent"/>
      <style:text-properties fo:font-size="13pt" fo:language="fr" fo:country="FR" fo:font-weight="bold" officeooo:rsid="0031648b" officeooo:paragraph-rsid="0031648b" style:font-size-asian="13pt" style:font-weight-asian="bold" style:font-size-complex="13pt" style:font-weight-complex="bold"/>
    </style:style>
    <style:style style:name="P13" style:family="paragraph" style:parent-style-name="Standard">
      <loext:graphic-properties draw:fill="none"/>
      <style:paragraph-properties fo:margin-left="0cm" fo:margin-right="0cm" fo:text-align="start" style:justify-single-word="false" fo:text-indent="1.3cm" style:auto-text-indent="false" fo:background-color="transparent"/>
      <style:text-properties fo:font-size="13pt" fo:language="fr" fo:country="FR" fo:font-weight="bold" officeooo:rsid="003e7fda" officeooo:paragraph-rsid="003e7fda" style:font-size-asian="11.3500003814697pt" style:font-weight-asian="bold" style:font-size-complex="13pt" style:font-weight-complex="bold"/>
    </style:style>
    <style:style style:name="P14" style:family="paragraph" style:parent-style-name="Standard">
      <loext:graphic-properties draw:fill="none"/>
      <style:paragraph-properties fo:margin-left="0cm" fo:margin-right="0cm" fo:text-align="start" style:justify-single-word="false" fo:text-indent="1.3cm" style:auto-text-indent="false" fo:background-color="transparent"/>
      <style:text-properties fo:font-size="13pt" fo:language="fr" fo:country="FR" fo:font-weight="normal" officeooo:rsid="002858c5" officeooo:paragraph-rsid="002858c5" style:font-size-asian="13pt" style:font-weight-asian="normal" style:font-size-complex="13pt" style:font-weight-complex="normal"/>
    </style:style>
    <style:style style:name="P15" style:family="paragraph" style:parent-style-name="Standard">
      <loext:graphic-properties draw:fill="none"/>
      <style:paragraph-properties fo:margin-left="0cm" fo:margin-right="0cm" fo:text-align="start" style:justify-single-word="false" fo:text-indent="1.3cm" style:auto-text-indent="false" fo:background-color="transparent"/>
      <style:text-properties fo:font-size="13pt" fo:language="fr" fo:country="FR" fo:font-weight="normal" officeooo:rsid="002ec46a" officeooo:paragraph-rsid="002ec46a" style:font-size-asian="13pt" style:font-weight-asian="normal" style:font-size-complex="13pt" style:font-weight-complex="normal"/>
    </style:style>
    <style:style style:name="P16" style:family="paragraph" style:parent-style-name="Standard">
      <loext:graphic-properties draw:fill="none"/>
      <style:paragraph-properties fo:margin-left="0cm" fo:margin-right="0cm" fo:text-align="start" style:justify-single-word="false" fo:text-indent="1.3cm" style:auto-text-indent="false" fo:background-color="transparent"/>
      <style:text-properties fo:font-size="13pt" fo:language="fr" fo:country="FR" fo:font-weight="normal" officeooo:rsid="001b7cfe" officeooo:paragraph-rsid="00310e4e" style:font-size-asian="13pt" style:font-weight-asian="normal" style:font-size-complex="13pt" style:font-weight-complex="normal"/>
    </style:style>
    <style:style style:name="P17" style:family="paragraph" style:parent-style-name="Standard">
      <loext:graphic-properties draw:fill="none"/>
      <style:paragraph-properties fo:margin-left="0cm" fo:margin-right="0cm" fo:text-align="start" style:justify-single-word="false" fo:text-indent="1.3cm" style:auto-text-indent="false" fo:background-color="transparent"/>
      <style:text-properties fo:font-size="13pt" fo:language="fr" fo:country="FR" fo:font-weight="normal" officeooo:rsid="0031648b" officeooo:paragraph-rsid="0031648b" style:font-size-asian="13pt" style:font-weight-asian="normal" style:font-size-complex="13pt" style:font-weight-complex="normal"/>
    </style:style>
    <style:style style:name="P18" style:family="paragraph" style:parent-style-name="Standard">
      <loext:graphic-properties draw:fill="none"/>
      <style:paragraph-properties fo:margin-left="0cm" fo:margin-right="0cm" fo:text-align="start" style:justify-single-word="false" fo:text-indent="1.3cm" style:auto-text-indent="false" fo:background-color="transparent"/>
      <style:text-properties fo:font-size="13pt" fo:language="fr" fo:country="FR" fo:font-weight="normal" officeooo:rsid="0031ebb0" officeooo:paragraph-rsid="0031ebb0" style:font-size-asian="13pt" style:font-weight-asian="normal" style:font-size-complex="13pt" style:font-weight-complex="normal"/>
    </style:style>
    <style:style style:name="P19" style:family="paragraph" style:parent-style-name="Standard">
      <loext:graphic-properties draw:fill="none"/>
      <style:paragraph-properties fo:margin-left="0cm" fo:margin-right="0cm" fo:text-align="start" style:justify-single-word="false" fo:text-indent="1.3cm" style:auto-text-indent="false" fo:background-color="transparent"/>
      <style:text-properties fo:font-size="13pt" fo:language="fr" fo:country="FR" fo:font-weight="normal" officeooo:rsid="00345eee" officeooo:paragraph-rsid="00345eee" style:font-size-asian="13pt" style:font-weight-asian="normal" style:font-size-complex="13pt" style:font-weight-complex="normal"/>
    </style:style>
    <style:style style:name="P20" style:family="paragraph" style:parent-style-name="Standard">
      <loext:graphic-properties draw:fill="none"/>
      <style:paragraph-properties fo:margin-left="0cm" fo:margin-right="0cm" fo:text-align="start" style:justify-single-word="false" fo:text-indent="1.3cm" style:auto-text-indent="false" fo:background-color="transparent"/>
      <style:text-properties officeooo:paragraph-rsid="003ed071"/>
    </style:style>
    <style:style style:name="P21" style:family="paragraph" style:parent-style-name="Standard">
      <loext:graphic-properties draw:fill="none"/>
      <style:paragraph-properties fo:margin-left="0cm" fo:margin-right="0cm" fo:text-align="start" style:justify-single-word="false" fo:text-indent="1.3cm" style:auto-text-indent="false" fo:background-color="transparent"/>
      <style:text-properties officeooo:paragraph-rsid="003f5a2f"/>
    </style:style>
    <style:style style:name="P22" style:family="paragraph" style:parent-style-name="Standard">
      <loext:graphic-properties draw:fill="none"/>
      <style:paragraph-properties fo:margin-left="0cm" fo:margin-right="0cm" fo:text-align="start" style:justify-single-word="false" fo:text-indent="1.3cm" style:auto-text-indent="false" fo:background-color="transparent"/>
      <style:text-properties officeooo:rsid="003f5a2f" officeooo:paragraph-rsid="003f5a2f"/>
    </style:style>
    <style:style style:name="P2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3pt" fo:language="fr" fo:country="FR" fo:font-weight="normal" officeooo:rsid="002858c5" officeooo:paragraph-rsid="002858c5" style:font-size-asian="13pt" style:font-weight-asian="normal" style:font-size-complex="13pt" style:font-weight-complex="normal"/>
    </style:style>
    <style:style style:name="P24" style:family="paragraph" style:parent-style-name="Standard" style:master-page-name="">
      <loext:graphic-properties draw:fill="none"/>
      <style:paragraph-properties fo:margin-left="0cm" fo:margin-right="0cm" fo:text-align="start" style:justify-single-word="false" fo:text-indent="1.199cm" style:auto-text-indent="false" style:page-number="auto" fo:background-color="transparent"/>
      <style:text-properties fo:font-size="13pt" fo:language="fr" fo:country="FR" fo:font-weight="normal" officeooo:rsid="002858c5" officeooo:paragraph-rsid="002858c5" style:font-size-asian="13pt" style:font-weight-asian="normal" style:font-size-complex="13pt" style:font-weight-complex="normal"/>
    </style:style>
    <style:style style:name="P25" style:family="paragraph" style:parent-style-name="Standard" style:master-page-name="">
      <loext:graphic-properties draw:fill="none"/>
      <style:paragraph-properties fo:margin-left="0cm" fo:margin-right="0cm" fo:text-align="start" style:justify-single-word="false" fo:text-indent="1.199cm" style:auto-text-indent="false" style:page-number="auto" fo:background-color="transparent"/>
      <style:text-properties fo:font-size="13pt" fo:font-weight="bold" officeooo:rsid="00432200" officeooo:paragraph-rsid="00432200" style:font-size-asian="11.3500003814697pt" style:font-weight-asian="bold" style:font-size-complex="13pt" style:font-weight-complex="bold"/>
    </style:style>
    <style:style style:name="P26" style:family="paragraph" style:parent-style-name="Standard">
      <loext:graphic-properties draw:fill="none"/>
      <style:paragraph-properties fo:margin-left="0cm" fo:margin-right="0cm" fo:text-align="start" style:justify-single-word="false" fo:text-indent="1.199cm" style:auto-text-indent="false" fo:background-color="transparent"/>
      <style:text-properties fo:font-size="13pt" fo:language="fr" fo:country="FR" fo:font-weight="normal" officeooo:rsid="002858c5" officeooo:paragraph-rsid="002858c5" style:font-size-asian="13pt" style:font-weight-asian="normal" style:font-size-complex="13pt" style:font-weight-complex="normal"/>
    </style:style>
    <style:style style:name="P27" style:family="paragraph" style:parent-style-name="Standard">
      <loext:graphic-properties draw:fill="none"/>
      <style:paragraph-properties fo:margin-left="0cm" fo:margin-right="0cm" fo:text-align="start" style:justify-single-word="false" fo:text-indent="1.199cm" style:auto-text-indent="false" fo:background-color="transparent"/>
      <style:text-properties fo:font-size="13pt" fo:language="fr" fo:country="FR" fo:font-weight="normal" officeooo:rsid="003615e5" officeooo:paragraph-rsid="003615e5" style:font-size-asian="13pt" style:font-weight-asian="normal" style:font-size-complex="13pt" style:font-weight-complex="normal"/>
    </style:style>
    <style:style style:name="P28" style:family="paragraph" style:parent-style-name="Standard">
      <loext:graphic-properties draw:fill="none"/>
      <style:paragraph-properties fo:margin-left="0cm" fo:margin-right="0cm" fo:text-align="start" style:justify-single-word="false" fo:text-indent="1.199cm" style:auto-text-indent="false" fo:background-color="transparent"/>
      <style:text-properties fo:font-size="13pt" fo:font-weight="normal" officeooo:rsid="00432200" officeooo:paragraph-rsid="00432200" style:font-size-asian="11.3500003814697pt" style:font-weight-asian="normal" style:font-size-complex="13pt" style:font-weight-complex="normal"/>
    </style:style>
    <style:style style:name="P29" style:family="paragraph" style:parent-style-name="Standard" style:master-page-name="">
      <loext:graphic-properties draw:fill="none"/>
      <style:paragraph-properties fo:margin-left="0cm" fo:margin-right="0cm" fo:text-align="start" style:justify-single-word="false" fo:text-indent="11cm" style:auto-text-indent="false" style:page-number="auto" fo:background-color="transparent"/>
      <style:text-properties fo:font-size="9pt" officeooo:rsid="0041db01" officeooo:paragraph-rsid="0041db01" style:font-size-asian="7.84999990463257pt" style:font-size-complex="9pt"/>
    </style:style>
    <style:style style:name="P30" style:family="paragraph" style:parent-style-name="Standard" style:list-style-name="L1" style:master-page-name="">
      <loext:graphic-properties draw:fill="none"/>
      <style:paragraph-properties fo:margin-left="1cm" fo:margin-right="0cm" fo:text-align="start" style:justify-single-word="false" fo:text-indent="-0.199cm" style:auto-text-indent="false" style:page-number="auto" fo:background-color="transparent"/>
      <style:text-properties fo:font-size="13pt" fo:font-weight="normal" officeooo:rsid="00432200" officeooo:paragraph-rsid="00432200" style:font-size-asian="11.3500003814697pt" style:font-weight-asian="normal" style:font-size-complex="13pt" style:font-weight-complex="normal"/>
    </style:style>
    <style:style style:name="P31" style:family="paragraph" style:parent-style-name="Standard" style:list-style-name="L1">
      <loext:graphic-properties draw:fill="none"/>
      <style:paragraph-properties fo:margin-left="1cm" fo:margin-right="0cm" fo:text-align="start" style:justify-single-word="false" fo:text-indent="-0.199cm" style:auto-text-indent="false" fo:background-color="transparent"/>
      <style:text-properties fo:font-size="13pt" fo:font-weight="normal" officeooo:rsid="00432200" officeooo:paragraph-rsid="00432200" style:font-size-asian="11.3500003814697pt" style:font-weight-asian="normal" style:font-size-complex="13pt" style:font-weight-complex="normal"/>
    </style:style>
    <style:style style:name="P32" style:family="paragraph" style:parent-style-name="Standard" style:master-page-name="">
      <loext:graphic-properties draw:fill="none"/>
      <style:paragraph-properties fo:margin-left="0cm" fo:margin-right="0cm" fo:text-align="start" style:justify-single-word="false" fo:text-indent="11.201cm" style:auto-text-indent="false" style:page-number="auto" fo:background-color="transparent"/>
      <style:text-properties fo:font-size="9pt" fo:font-weight="normal" officeooo:rsid="0041db01" officeooo:paragraph-rsid="0046c047" style:font-size-asian="7.84999990463257pt" style:font-weight-asian="normal" style:font-size-complex="9pt" style:font-weight-complex="normal"/>
    </style:style>
    <style:style style:name="T1" style:family="text">
      <style:text-properties officeooo:rsid="00202d28"/>
    </style:style>
    <style:style style:name="T2" style:family="text">
      <style:text-properties officeooo:rsid="0021b4ff"/>
    </style:style>
    <style:style style:name="T3" style:family="text">
      <style:text-properties officeooo:rsid="00228733"/>
    </style:style>
    <style:style style:name="T4" style:family="text">
      <style:text-properties officeooo:rsid="0025491b"/>
    </style:style>
    <style:style style:name="T5" style:family="text">
      <style:text-properties fo:font-size="13pt" fo:language="fr" fo:country="FR" fo:font-weight="normal" officeooo:rsid="003ed071" style:font-size-asian="11.3500003814697pt" style:font-weight-asian="normal" style:font-size-complex="13pt" style:font-weight-complex="normal"/>
    </style:style>
    <style:style style:name="T6" style:family="text">
      <style:text-properties fo:font-size="13pt" fo:language="fr" fo:country="FR" style:text-underline-style="solid" style:text-underline-width="auto" style:text-underline-color="font-color" fo:font-weight="normal" officeooo:rsid="003ed071" style:font-size-asian="11.3500003814697pt" style:font-weight-asian="normal" style:font-size-complex="13pt"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3ed071"/>
    </style:style>
    <style:style style:name="T9" style:family="text">
      <style:text-properties style:text-underline-style="solid" style:text-underline-width="auto" style:text-underline-color="font-color" officeooo:rsid="003f5a2f"/>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none"/>
    </style:style>
    <style:style style:name="T12" style:family="text">
      <style:text-properties fo:font-weight="normal" style:font-weight-asian="normal" style:font-weight-complex="normal"/>
    </style:style>
    <style:style style:name="T13" style:family="text">
      <style:text-properties officeooo:rsid="0037f998"/>
    </style:style>
    <style:style style:name="T14" style:family="text">
      <style:text-properties officeooo:rsid="0039758f"/>
    </style:style>
    <style:style style:name="T15" style:family="text">
      <style:text-properties officeooo:rsid="003f5a2f"/>
    </style:style>
    <style:style style:name="T16" style:family="text">
      <style:text-properties fo:font-size="9pt" fo:font-weight="normal" officeooo:rsid="0041db01" style:font-size-asian="7.84999990463257pt" style:font-weight-asian="normal" style:font-size-complex="9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s Techniques Nautiques</text:p>
      <text:p text:style-name="P2">La Sécurité</text:p>
      <text:p text:style-name="P15">Lorsque que quelqu’un tombe à la mer, les patrouillards se taisent sauf le Navigateur et le Timonier. Le Naute va lancer le bout prévu à cet effet au scout qui est tombé. Si la personne tombe dans une rivière, il faut bien qu’elle mette ses jambe en aval pour qu’en cas d’obstacle ce soit les jambes qui cassent et non la nuque.</text:p>
      <text:p text:style-name="P15"/>
      <text:p text:style-name="P10">Les Embarcations:</text:p>
      <text:p text:style-name="P16">Le radeaucat est une sorte de radeau-catamaran capable d’embarquer toute la patrouille avec sacs, tente et matériels sans problèmes. Les scouts sont répartis sur les deux cotés et les sacs au milieu. Comparé à un radeau scout classique fait avec des bidons ou des chambres à air, le radeaucat est plus rapide, plus manœuvrable et donc beaucoup plus ludique. </text:p>
      <text:p text:style-name="P16">Les flotteurs une fois dégonflés ne tiennent pas beaucoup de place pour le stockage et peuvent facilement être transportés. L’embarcation construite est évidemment insubmersible et les 2 boudins normalement assez solide pour éviter une crevaison au moindre choc. De plus, la structure du radeau est modifiée à chaque sortie et peut être adaptée à votre guise en fonction du besoin : raid, grand jeu, joutes…</text:p>
      <text:p text:style-name="P17"/>
      <text:p text:style-name="P12">Monter son Radeaucat :</text:p>
      <text:p text:style-name="P17">Il y a une grande liberté de conception de la structure, mais quelques points doivent être respectés. </text:p>
      <text:p text:style-name="P18">NB : Plus les flotteurs seront rapproché et plus il ira vite mais perdra en stabilité et tournera au moindre déséquilibre</text:p>
      <text:p text:style-name="P17">1 : Faire attention au parallélisme, les deux flotteurs doivent être parallèles sinon le radeaucat naviguera plus lentement et tournera sans cesse d’un côté.</text:p>
      <text:p text:style-name="P17">2 : Prévoir entre 1.5 et 2m entre les deux flotteurs pour pouvoir placer les sacs et le matériel au milieu. Réaliser une clé en bois ou ficelle sur une partie du milieu pour pouvoir poser les sacs et le matériel.</text:p>
      <text:p text:style-name="P17">3 : Bien accrocher le cadre aux flotteurs avec les anneaux répartis des deux côtés du flotteur. Mettre en place des solutions pour éviter que le cadre ne coulisse : deux barres qui encadrent la coque, des barres diagonales qui bloquent le cadre.</text:p>
      <text:p text:style-name="P17">4 : La plateforme doit couvrir la majeure partie des flotteurs pour éviter la concentration du poids sur une seul partie ce qui entraînerait un déséquilibre et freinerait l’embarcation.</text:p>
      <text:p text:style-name="P17">5 : Prévoir une corde qui fait le tour complet du radeaucat pour qu’un scout tombé à l’eau puisse s’y accrocher, c’est obligatoire !</text:p>
      <text:p text:style-name="P17">6 : Faire attention aux flotteurs ! Ne pas traîner le radeaucat sur le sol, bien élaguer les perches en contact avec les flotteurs.</text:p>
      <text:p text:style-name="P19">7 : Ne pas couper les cordes à cotés du radeaucat ni couper les brêlages du radeaucat, le risque de trouer le flotteur est trop important.</text:p>
      <text:p text:style-name="P19"/>
      <text:p text:style-name="P9">Comment Naviguer sur Lac et Rivière</text:p>
      <text:p text:style-name="P4">En navigation, tant sur lac que sur rivière, il faut de la réactivité et être coordonné. La patrouille qui est devant pagaie toujours. </text:p>
      <text:p text:style-name="P4"><text:span text:style-name="T1">Devant se placent les Timonier, chargé d’être les yeux du Navigateur, il</text:span><text:span text:style-name="T2">s</text:span><text:span text:style-name="T1"> rapporte</text:span><text:span text:style-name="T2">nt</text:span><text:span text:style-name="T1"> tout ce qu’il voit en suivant le protocole suivant : Identification de l’objet (nageur, embarcation ect..), La direction de cet objet par rapport au bateau (soit avec des degrés soit </text:span><text:soft-page-break/><text:span text:style-name="T1">avec des heures), </text:span><text:span text:style-name="T2">la distance entre l’objet et l’Embarcation. En cas d’urgence, notamment dans les rivières, on peut ne pas donner la distance ou une direction approximative (bâbord, tribord).</text:span></text:p>
      <text:p text:style-name="P5">Le Navigateur prendra toutes les données en compte et dirigera l’embarcation avec les Naute depuis l’arrière sauf urgence. Pour ne pas embrouiller les patrouillards avec la direction, les seuls ordres que donnera le Navigateur à l’ensemble de la patrouille sera « stop », « bâbord toute » ou « tribord toute ». <text:span text:style-name="T3">Le reste de la Patrouille marque le rythme chacun son tour.</text:span></text:p>
      <text:p text:style-name="P6">Pour s’arrêter dans un Lac, il faut, dès que le Navigateur donne l’ordre de stopper, plonger les pagaies dans l’eau ainsi que les pieds. <text:span text:style-name="T4">Dans une rivière cela est plus complexe car le courant est bien pus fort. Le seul moyen de s’arrêter est de se mettre contre la rive. En rivière, au lieu d’arrêter le bateau, on va le ralentir. On commence par sortir du milieu de la rivière et on va plonger les pieds dans l’eau. On <text:s/>ne plonge pas les pagaies dans l’eau, car elle présenteraient une surface sur laquelle le courant va appuyer, le risque étant que l’embarcation accélère au lieue de ralentir.</text:span></text:p>
      <text:p text:style-name="P7">Pour virer, les patrouillards qui sont du cotés où l’on vire plante les pagaies dans l’eau et les autres pagaies. Attention à l’inertie du bateau.</text:p>
      <text:p text:style-name="P8">Enfin, pour secourir une personne qui est tombé du bateau, dans un lac, on va aller jusqu’à lui, puis tourner pour lui présenter le cotés du bateau où il est tombé. Dans une rivière, on va accélérer pour se placer en aval du nageur, puis placer l’embarcation perpendiculaire au courant de manière à ce que le cotés de l’embarcation d’où est tombé le scout soit en amont. Comme le nageur ira plus vite que l’embarcation, il viendra s’échouer sur le bateau.</text:p>
      <text:p text:style-name="P8"/>
      <text:p text:style-name="P11">Les Obstacles</text:p>
      <text:p text:style-name="P14"><text:span text:style-name="T7">Un barrage :</text:span> le barrage crée une dénivellation entre l’amont et l’aval. Vous pouvez parfois le traverser directement si la dénivellation est petite mais le plus prudent si vous ne voulez pas vous retrouvez avec des sacs de couchages trempés est de débarquer en amont du</text:p>
      <text:p text:style-name="P23">barrage et de remettre le radeaucat à l’eau un peu plus bas. Au pied du barrage se crée le phénomène de rappel :un contre-courant vers l’amont qui rappelle les objets sous la chute d’eau.</text:p>
      <text:p text:style-name="P24"><text:span text:style-name="T7">Les lits de pierres </text:span><text:span text:style-name="T11">sur toute la longueur du cours d’eau </text:span>: pour éviter d’abîmer les flotteurs il est également préférable de débarquer puis rembarquer.</text:p>
      <text:p text:style-name="P26"><text:span text:style-name="T7">Obstacles naturels </text:span>comme rocher ou arbre tombé : ne pas passer trop près pour éviter</text:p>
      <text:p text:style-name="P23">de percuter.</text:p>
      <text:p text:style-name="P24"><text:span text:style-name="T7">Le siphon </text:span>: un siphon désigne un blocage de l’eau en surface, quelle qu’en soit la raison (rochers, arbres tombés, etc.), qui engendre le passage du courant en-dessous de l’obstacle et donc une aspiration sous l’obstacle.</text:p>
      <text:p text:style-name="P26"><text:span text:style-name="T7">Le drossage :</text:span> mouvement naturel suivi par le courant lorsque la rivière décrit une courbe. Le courant est déporté vers l’extérieur du virage où il vient heurter la berge, d’où le risque d’être entraîné et de se faire plaquer contre la berge. Il faut donc se placer à l’intérieur du virage.</text:p>
      <text:p text:style-name="P27"><text:span text:style-name="T7">Les Nageurs :</text:span> On ne les voient pas beaucoup bien faire attention à les évités.</text:p>
      <text:p text:style-name="P27"><text:span text:style-name="T7">Les Embarcations : </text:span>Les plus gros ont la priorité.</text:p>
      <text:p text:style-name="P27"><text:span text:style-name="T7">Les lignes de pêches :</text:span> Attention, on ne voit jamais le fils, juste le bouchon qui est souvent à plusieurs dizaines de mètres de la rive. Il faut mieux éviter de naviguer proche de la rive. <text:span text:style-name="T13">Un accrochage avec une ligne est synonyme de troue dans le flotteur, vous risquez donc de finir à la flotte avec tou</text:span><text:span text:style-name="T14">t</text:span><text:span text:style-name="T13"> le matos et un radeaucat à racheter.</text:span></text:p>
      <text:p text:style-name="P26"><text:soft-page-break/></text:p>
      <text:p text:style-name="P9">Déterminer sa vitesse</text:p>
      <text:p text:style-name="P3">A l'époque où les instruments de mesure n'existaient pas, la méthode consistait à larguer une corde sur laquelle était fait un nœud tous les 15,43 mètres. La corde était également lestée d'un morceau de bois. A l'aide d'un sablier dont le temps d'écoulement était réglé sur 30 secondes, le marin qui laissait filer la corde entre ses doigts, comptait le nombre de nœuds qui passaient pendant ce laps de temps. Ainsi si un seul nœud est passé entre ces doigts pendant l’écoulement du sablier la vitesse est de 15,43 : 30 = 0,514 m/s, soit 1,85 km/h. D’où les équivalences suivantes :1 nœud= 1 nautique/h= 1,85 km/h</text:p>
      <text:p text:style-name="P3">Tout ceci était bien entendu assez approximatif.</text:p>
      <text:p text:style-name="P3"/>
      <text:p text:style-name="P3">De plus l’estimation de la vitesse obtenue est la vitesse relative de surface (Vs) c’est-à-dire la vitesse du bateau par rapport à la masse d’eau. Autrement dit c’est la vitesse qu’aurait le bateau si l’eau était parfaitement immobile. Par conséquent cette vitesse ne vous donne pas la vitesse réelle de l’embarcation (surtout sur une rivière ou le courant est parfois très fort) et ne permet donc pas d’évaluer la distance parcourue. Pour connaitre la vraie vitesse, appelée vitesse de fond (Vf), il faut additionner à la vitesse de surface la vitesse de l’eau (Veau), c’est-à-dire le courant : Vf= Vs+Veau</text:p>
      <text:p text:style-name="P3"/>
      <text:p text:style-name="P3">On ne peut pas mesurer le courant depuis l’embarcation mais depuis la berge c’est facile. La méthode le plus simple est de poser un bâton sur l’eau de déclencher le chronomètre puis de l’arrêter lorsque le bâton arrive au niveau d’un scout placé 20 mètre plus bas. Vous avez alors Veau= 20 : temps chrono.</text:p>
      <text:p text:style-name="P3"/>
      <text:p text:style-name="P13">Législation des Cours d’eau</text:p>
      <text:p text:style-name="P20"><text:span text:style-name="T6">Les Cours d’eau Domaniaux :</text:span><text:span text:style-name="T5"> </text:span>L’État est propriétaire du lit et des berges, ainsi que du droit de l’usage et de l’eau. Les riverains doivent laisser un passage de 7,80 m de large d’un côté et de 3,25 m de l’autre pour servitude de halage. Cette catégorie regroupe surtout les grandes rivières sur lesquelles il est donc possible d’embarquer, de débarquer et de naviguer dans le respect des règles générales.</text:p>
      <text:p text:style-name="P20"><text:span text:style-name="T8">Les Cours d’eau non Domaniaux: </text:span>Les riverains sont propriétaires des berges, et ils peuvent empêcher les navigateurs de débarquer ou d’embarquer, mais ils ne peuvent interdire la circulation sur l’eau.</text:p>
      <text:p text:style-name="P21"><text:span text:style-name="T9">Les Cours d’eau Mixtes:</text:span><text:span text:style-name="T15"> </text:span>Il s’agit d’une fiction juridique puisqu’aucune rivière n’est classée sous ce label dans lequel le lit de la rivière appartient aux riverains et l’eau… à l’État !</text:p>
      <text:p text:style-name="P21">Dans tous les cas, notre témoignage scout de courtoisie et de respect doit être constamment en action à l’égard des riverains comme des pêcheurs ou des autres navigateurs. En un certain nombre de lieux, des heures de navigation sont balisées. Renseignons-nous.</text:p>
      <text:p text:style-name="P22"><text:span text:style-name="T7">Les Canaux:</text:span> L’ingénieur des travaux publics et de la navigation est habilité à délivrer une autorisation écrite pour utiliser les canaux avec des embarcations scoutes.</text:p>
      <text:p text:style-name="P29">Source: <text:a xlink:type="simple" xlink:href="http://koudou.scouts-europe.org/" text:style-name="Internet_20_link" text:visited-style-name="Visited_20_Internet_20_Link">http://koudou.scouts-europe.org</text:a></text:p>
      <text:p text:style-name="P25">Les Classements des Rivières</text:p>
      <text:p text:style-name="P28"><text:span text:style-name="Strong_20_Emphasis"><text:span text:style-name="T12">Le scoutisme nautique se pratique de la classe I à III, ce dernier niveau étant indiqué pour les scouts nautiques formés et entraînés. Les classes II et III sont à choisir de préférence pour la pratique du raft.</text:span></text:span></text:p>
      <text:list xml:id="list3716748064" text:style-name="L1">
        <text:list-item>
          <text:p text:style-name="P30"><text:span text:style-name="Strong_20_Emphasis"><text:span text:style-name="T10">CLASSE I Rivière horizontale :</text:span></text:span><text:span text:style-name="Strong_20_Emphasis"><text:span text:style-name="T12"> cours régulier, passages évidents et libres, navigation facile, faible courant.</text:span></text:span></text:p>
        </text:list-item>
        <text:list-item>
          <text:p text:style-name="P31"><text:span text:style-name="Strong_20_Emphasis"><text:span text:style-name="T10">CLASSE II Rivière horizontale :</text:span></text:span><text:span text:style-name="Strong_20_Emphasis"><text:span text:style-name="T12"> descente facile avec mouvements d’eau, petits seuils, vagues simples et rapides couverts</text:span></text:span></text:p>
        </text:list-item>
        <text:list-item>
          <text:p text:style-name="P31"><text:soft-page-break/><text:span text:style-name="Strong_20_Emphasis"><text:span text:style-name="T10">CLASSE III Rivière diagonale :</text:span></text:span><text:span text:style-name="Strong_20_Emphasis"><text:span text:style-name="T12"> rivière moyennement difficile avec des vagues irrégulières et hautes. Présence de rochers, seuils et remous avec manœuvres rapides et trajectoires précises. (Équipement spécifique).</text:span></text:span></text:p>
        </text:list-item>
        <text:list-item>
          <text:p text:style-name="P31"><text:span text:style-name="Strong_20_Emphasis"><text:span text:style-name="T10">CLASSE IV Rivière transversale : </text:span></text:span><text:span text:style-name="Strong_20_Emphasis"><text:span text:style-name="T12">rivière difficile avec des paliers et seuils francs enchaînés. Drossage, lit irrégulier, rouleaux.</text:span></text:span></text:p>
        </text:list-item>
        <text:list-item>
          <text:p text:style-name="P31"><text:span text:style-name="Strong_20_Emphasis"><text:span text:style-name="T10">CLASSE V Rivière verticale :</text:span></text:span><text:span text:style-name="Strong_20_Emphasis"><text:span text:style-name="T12"> rivière très difficile, de grande puissance avec un dénivelé important. Visibilité réduite, rapidité et pente soutenues.</text:span></text:span></text:p>
        </text:list-item>
        <text:list-item>
          <text:p text:style-name="P31"><text:span text:style-name="Strong_20_Emphasis"><text:span text:style-name="T10">CLASSE VI Infranchissable : </text:span></text:span><text:span text:style-name="Strong_20_Emphasis"><text:span text:style-name="T12">la classe VI est la limite de la navigabilité en raison du niveau d’eau, d’une pente exceptionnelle et d’une violence du courant. Risque majeur car il y a impossibilité de récupération sur l’obstacle.</text:span></text:span></text:p>
        </text:list-item>
      </text:list>
      <text:p text:style-name="P32"><text:span text:style-name="Strong_20_Emphasis"><text:span text:style-name="T16">Source: </text:span></text:span><text:a xlink:type="simple" xlink:href="http://koudou.scouts-europe.org/" text:style-name="Internet_20_link" text:visited-style-name="Visited_20_Internet_20_Link"><text:span text:style-name="Strong_20_Emphasis"><text:span text:style-name="T16">http://koudou.scouts-europe.org</text:span></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8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05T11:07:40.583083554</meta:creation-date>
    <dc:date>2021-07-05T12:49:50.114848836</dc:date>
    <meta:editing-duration>PT1H28M27S</meta:editing-duration>
    <meta:editing-cycles>38</meta:editing-cycles>
    <meta:generator>LibreOffice/7.0.4.2$Linux_X86_64 LibreOffice_project/00$Build-2</meta:generator>
    <meta:document-statistic meta:table-count="0" meta:image-count="0" meta:object-count="0" meta:page-count="4" meta:paragraph-count="55" meta:word-count="1784" meta:character-count="10594" meta:non-whitespace-character-count="8867"/>
  </office:meta>
</office:document-meta>
</file>